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outline1">
      <style:graphic-properties fo:min-height="15.35cm"/>
    </style:style>
    <style:style style:name="pr3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user-transformed="true">
          <draw:text-box>
            <text:p>Holy</text:p>
          </draw:text-box>
        </draw:frame>
        <draw:frame presentation:style-name="pr2" draw:layer="layout" svg:width="28cm" svg:height="15.6cm" svg:x="0cm" svg:y="5.2cm" presentation:class="outline" presentation:user-transformed="true">
          <draw:text-box>
            <text:list text:style-name="L2">
              <text:list-item>
                <text:p>Holy, holy, holy Lord God</text:p>
              </text:list-item>
              <text:list-item>
                <text:p>Lord God of hosts</text:p>
              </text:list-item>
              <text:list-item>
                <text:p>Heaven and earth are full of your glory</text:p>
              </text:list-item>
              <text:list-item>
                <text:p>Hosanna in the highe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Blessed is he who comes </text:p>
              </text:list-item>
              <text:list-item>
                <text:p>In the name of the Lord</text:p>
              </text:list-item>
              <text:list-item>
                <text:p>Hosanna in the highe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8cm" fo:text-align="center" fo:text-indent="0cm"/>
      <style:text-properties fo:color="#ffffff" style:text-outline="false" style:text-line-through-styl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/>
      <style:text-properties fo:color="#ffffff" style:text-outline="false" style:text-line-through-styl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3.507cm" svg:x="0cm" svg:y="0.836cm" presentation:class="title" presentation:placeholder="true">
        <draw:text-box/>
      </draw:frame>
      <draw:frame presentation:style-name="Mpr1" draw:layer="backgroundobjects" svg:width="28cm" svg:height="15.6cm" svg:x="0cm" svg:y="5.2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8cm" svg:height="3.506cm" svg:x="0cm" svg:y="0.837cm" presentation:class="title" presentation:placeholder="true">
        <draw:text-box/>
      </draw:frame>
      <draw:frame presentation:style-name="Mpr4" draw:layer="backgroundobjects" svg:width="28cm" svg:height="15.8cm" svg:x="0cm" svg:y="5.2cm" presentation:class="outline">
        <draw:text-box>
          <text:p>Click to edit the outline text format</text:p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3-12-13T19:07:56.138952811</dc:date>
    <dc:creator>irvy </dc:creator>
    <meta:editing-duration>PT1H49M33S</meta:editing-duration>
    <meta:editing-cycles>23</meta:editing-cycles>
    <meta:generator>LibreOffice/4.1.3.2$Linux_x86 LibreOffice_project/410m0$Build-2</meta:generator>
    <meta:document-statistic meta:object-count="34"/>
  </office:meta>
</office:document-meta>
</file>